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Contents_20_1">
      <style:paragraph-properties>
        <style:tab-stops>
          <style:tab-stop style:position="0cm"/>
          <style:tab-stop style:position="3cm"/>
        </style:tab-stops>
      </style:paragraph-properties>
    </style:style>
    <style:style style:name="P46" style:family="paragraph" style:parent-style-name="Contents_20_2">
      <style:paragraph-properties>
        <style:tab-stops>
          <style:tab-stop style:position="0cm"/>
        </style:tab-stops>
      </style:paragraph-properties>
    </style:style>
    <style:style style:name="P47" style:family="paragraph" style:parent-style-name="Standard" style:master-page-name="Index">
      <style:paragraph-properties style:page-number="auto"/>
    </style:style>
    <style:style style:name="P48" style:family="paragraph" style:parent-style-name="Standard">
      <style:paragraph-properties fo:margin-left="0cm" fo:margin-right="0cm" fo:text-indent="0cm" style:auto-text-indent="false"/>
    </style:styl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8</text:p>
      <text:p text:style-name="P16">Installation and Configuration Guide</text:p>
      <text:p text:style-name="P7"/>
      <text:p text:style-name="P47">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 – Jul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Chapter 1<text:tab/>About this Guide <text:s text:c="2"/><text:tab/>3</text:p>
          <text:p text:style-name="P45">Chapter 2<text:tab/>Introduction <text:s text:c="2"/><text:tab/>4</text:p>
          <text:p text:style-name="P46">Architecture <text:s text:c="2"/><text:tab/>5</text:p>
          <text:p text:style-name="P45">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5">Chapter 4<text:tab/>Installation <text:s text:c="2"/><text:tab/>9</text:p>
          <text:p text:style-name="P46">Software Downloads <text:s text:c="2"/><text:tab/>9</text:p>
          <text:p text:style-name="P46">Software Installation <text:s text:c="2"/><text:tab/>9</text:p>
          <text:p text:style-name="P45">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0</text:p>
          <text:p text:style-name="P46">Database Configuration <text:s text:c="2"/><text:tab/>21</text:p>
          <text:p text:style-name="P46">Authentication using SQL <text:s text:c="2"/><text:tab/>23</text:p>
          <text:p text:style-name="P46">SMTP Server Configuration <text:s text:c="2"/><text:tab/>25</text:p>
          <text:p text:style-name="P46">IMAP Server Configuration <text:s text:c="2"/><text:tab/>25</text:p>
          <text:p text:style-name="P46">Web Interface Configuration <text:s text:c="2"/><text:tab/>27</text:p>
          <text:p text:style-name="P46">SOGo Configuration Summary <text:s text:c="2"/><text:tab/>30</text:p>
          <text:p text:style-name="P46">Apache Configuration <text:s text:c="2"/><text:tab/>32</text:p>
          <text:p text:style-name="P46">Starting Services <text:s text:c="2"/><text:tab/>32</text:p>
          <text:p text:style-name="P46">EMail reminders <text:s text:c="2"/><text:tab/>33</text:p>
          <text:p text:style-name="P45"><text:soft-page-break/>Chapter 6<text:tab/>Managing User Accounts <text:s text:c="2"/><text:tab/>34</text:p>
          <text:p text:style-name="P46">Creating the SOGo Administrative Account <text:s text:c="2"/><text:tab/>34</text:p>
          <text:p text:style-name="P46">Creating a User Account <text:s text:c="2"/><text:tab/>34</text:p>
          <text:p text:style-name="P45">Chapter 7<text:tab/>Funambol <text:s text:c="2"/><text:tab/>36</text:p>
          <text:p text:style-name="P45">Chapter 8<text:tab/>Using SOGo <text:s text:c="2"/><text:tab/>39</text:p>
          <text:p text:style-name="P46">SOGo Web Interface <text:s text:c="2"/><text:tab/>39</text:p>
          <text:p text:style-name="P46">Mozilla Thunderbird and Lightning <text:s text:c="2"/><text:tab/>39</text:p>
          <text:p text:style-name="P46">Apple iCal 3 and 4 <text:s text:c="2"/><text:tab/>40</text:p>
          <text:p text:style-name="P46">Apple AddressBook (Mac OS X 10.6) <text:s text:c="2"/><text:tab/>40</text:p>
          <text:p text:style-name="P46">Funambol / Mobile Devices <text:s text:c="2"/><text:tab/>41</text:p>
          <text:p text:style-name="P45">Chapter 9<text:tab/>Additional Information <text:s text:c="2"/><text:tab/>42</text:p>
          <text:p text:style-name="P45">Chapter 10<text:tab/>Commercial Support and Contact Information <text:s text:c="2"/><text:tab/>43</text:p>
        </text:index-body>
      </text:table-of-content>
      <text:p text:style-name="Standard"/>
      <text:h text:style-name="P7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1" text:outline-level="1">System Requirements</text:h>
      <text:h text:style-name="Heading_20_2" text:outline-level="2">Assumptions</text:h>
      <text:p text:style-name="Standard">SOGo reuses many components in an infrastructure. Thus, it requires the following <text:s/>:</text:p>
      <text:list xml:id="list1989008720"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063381228"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59156983" text:style-name="L3">
              <text:list-header>
                <text:p text:style-name="P55">◾ Intel, AMD or PowerPC CPU 3 GHz</text:p>
              </text:list-header>
            </text:list>
            <text:list xml:id="list490758110"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11140033" text:style-name="L5">
              <text:list-header>
                <text:p text:style-name="P57">◾ Intel, AMD, or PowerPC CPU 1.5 GHz</text:p>
              </text:list-header>
            </text:list>
            <text:list xml:id="list1511823177" text:style-name="L6">
              <text:list-header>
                <text:p text:style-name="P58">◾ 1024x768 monitor resolution</text:p>
              </text:list-header>
            </text:list>
            <text:list xml:id="list709897925"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359556133" text:style-name="L8">
              <text:list-header>
                <text:p text:style-name="P60">◾ Apple Mac OS X 10.2 or later</text:p>
              </text:list-header>
            </text:list>
            <text:p text:style-name="Table_20_Contents"/>
            <text:p text:style-name="Table_20_Contents">Linux</text:p>
            <text:list xml:id="list565218063"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24087550"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1545724796" text:continue-numbering="true" text:style-name="L10">
              <text:list-header>
                <text:p text:style-name="P62">Apple iPhone / iPod / iPad using Apple iOS 3.0 or later</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487181668"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2"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31421455"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44879803"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931782858" text:style-name="L13">
              <text:list-header>
                <text:p text:style-name="P64">◾ English</text:p>
                <text:p text:style-name="P64">◾ French</text:p>
                <text:p text:style-name="P64">◾ German</text:p>
                <text:p text:style-name="P64">◾ Hungarian</text:p>
                <text:p text:style-name="P64">◾ Italian</text:p>
                <text:p text:style-name="P64">◾ Russian</text:p>
                <text:p text:style-name="P64">◾ Spanish</text:p>
                <text:p text:style-name="P64">◾ Swedish</text:p>
                <text:p text:style-name="P64">◾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690886247" text:continue-list="list844879803"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238985190"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787579630"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3"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548013872"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867036139" text:continue-list="list787579630" text:style-name="L12">
              <text:list-header>
                <text:p text:style-name="P68">◾ <text:span text:style-name="T6">c_uid</text:span> : will be used for authentication – it's a username or username@domain.tld</text:p>
                <text:p text:style-name="P68">◾ <text:span text:style-name="T6">c_name</text:span> : will be used to uniquely identify entries – which can be identical to c_uid </text:p>
                <text:p text:style-name="P68">◾ <text:span text:style-name="T6">c_password</text:span> : password of the user, plain text, md5 or sha encoded </text:p>
                <text:p text:style-name="P68">◾ <text:span text:style-name="T6">c_cn</text:span> : the user's common name</text:p>
                <text:p text:style-name="P68">◾ <text:span text:style-name="T6">mail</text:span> : the user's email address</text:p>
                <text:p text:style-name="P69"/>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229036689"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3249399"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5" office:value-type="string">
            <text:p text:style-name="P4"><text:bookmark text:name="bugnotes2"/><text:bookmark text:name="bugnotes1"/>NGImap4ConnectionGroupPrefix</text:p>
            <text:p text:style-name="Table_20_Contents"/>
          </table:table-cell>
          <table:table-cell table:style-name="Table28.B5"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471561453" text:continue-list="list317216539" text:style-name="L15">
              <text:list-header>
                <text:p text:style-name="P6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69572909"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477162294" text:continue-numbering="true" text:style-name="L15">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text:soft-page-break/>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soft-page-break/><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text:soft-page-break/>service sogod start</text:p>
      <text:p text:style-name="P18"/>
      <text:p text:style-name="Standard">You may verify using the <text:span text:style-name="T2">chkconfig</text:span> command that the SOGo service is automatically started at boot time. Finally,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326</meta:editing-cycles>
    <meta:editing-duration>P8DT18H56M20S</meta:editing-duration>
    <dc:date>2011-07-05T13:11:48</dc:date>
    <meta:document-statistic meta:table-count="11" meta:image-count="4" meta:object-count="0" meta:page-count="45" meta:paragraph-count="1013" meta:word-count="8824" meta:character-count="58142"/>
    <meta:user-defined meta:name="Info 1"/>
    <meta:user-defined meta:name="Info 2"/>
    <meta:user-defined meta:name="Info 3"/>
    <meta:user-defined meta:name="Info 4"/>
  </office:meta>
</office:document-meta>
</file>